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27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1.5091in"/>
    </style:style>
    <style:style style:name="co6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inese Part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4"/>
        <table:table-column table:style-name="co2" table:number-columns-repeated="2" table:default-cell-style-name="Default"/>
        <table:table-row table:style-name="ro1">
          <table:table-cell table:style-name="ce11" office:value-type="string" calcext:value-type="string">
            <text:p>Solder Panel Parts</text:p>
          </table:table-cell>
          <table:table-cell table:style-name="ce11" table:number-columns-repeated="8"/>
        </table:table-row>
        <table:table-row table:style-name="ro1">
          <table:table-cell table:style-name="ce11" table:number-columns-repeated="9"/>
        </table:table-row>
        <table:table-row table:style-name="ro1"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rice @ 1</text:p>
          </table:table-cell>
          <table:table-cell table:style-name="ce11" office:value-type="string" calcext:value-type="string">
            <text:p>Price @ 250</text:p>
          </table:table-cell>
          <table:table-cell table:style-name="ce11" office:value-type="string" calcext:value-type="string">
            <text:p>Qty Req Per Circuit</text:p>
          </table:table-cell>
          <table:table-cell table:style-name="ce11" office:value-type="string" calcext:value-type="string">
            <text:p>total cost @1</text:p>
          </table:table-cell>
          <table:table-cell table:style-name="ce11" office:value-type="string" calcext:value-type="string">
            <text:p>total cost @250</text:p>
          </table:table-cell>
          <table:table-cell table:style-name="ce13" office:value-type="string" calcext:value-type="string">
            <text:p>Through Hole or SMD</text:p>
          </table:table-cell>
          <table:table-cell table:style-name="ce11" office:value-type="string" calcext:value-type="string">
            <text:p>URL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4793" calcext:value-type="float">
            <text:p>0.4793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791" calcext:value-type="float">
            <text:p>0.7791</text:p>
          </table:table-cell>
          <table:table-cell table:formula="of:=[.C4]*[.$D4]" office:value-type="float" office:value="0.4793" calcext:value-type="float">
            <text:p>0.479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357816.html" xlink:type="simple">https://www.lcsc.com/product-detail/C357816.html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74" calcext:value-type="float">
            <text:p>0.74</text:p>
          </table:table-cell>
          <table:table-cell office:value-type="float" office:value="0.0287" calcext:value-type="float">
            <text:p>0.0287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74" calcext:value-type="float">
            <text:p>0.74</text:p>
          </table:table-cell>
          <table:table-cell table:formula="of:=[.C5]*[.$D5]" office:value-type="float" office:value="0.0287" calcext:value-type="float">
            <text:p>0.028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2858537.html" xlink:type="simple">https://www.lcsc.com/product-detail/C2858537.html</text:a></text:p>
          </table:table-cell>
          <table:table-cell office:value-type="string" calcext:value-type="string">
            <text:p>Min buy is 20, so Price @1 is for 20 caps</text:p>
          </table:table-cell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48" calcext:value-type="float">
            <text:p>0.48</text:p>
          </table:table-cell>
          <table:table-cell office:value-type="float" office:value="0.0384" calcext:value-type="float">
            <text:p>0.038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48" calcext:value-type="float">
            <text:p>0.48</text:p>
          </table:table-cell>
          <table:table-cell table:formula="of:=[.C6]*[.$D6]" office:value-type="float" office:value="0.0384" calcext:value-type="float">
            <text:p>0.03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019055.html" xlink:type="simple">https://www.lcsc.com/product-detail/C3019055.html</text:a></text:p>
          </table:table-cell>
          <table:table-cell office:value-type="string" calcext:value-type="string">
            <text:p><text:span text:style-name="T2">Min buy is</text:span> 10, so Price @1 is for 10 caps</text:p>
          </table:table-cell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45" calcext:value-type="float">
            <text:p>0.45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45" calcext:value-type="float">
            <text:p>0.45</text:p>
          </table:table-cell>
          <table:table-cell table:formula="of:=[.C7]*[.$D7]" office:value-type="float" office:value="0.036" calcext:value-type="float">
            <text:p>0.03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88726.html" xlink:type="simple">https://www.lcsc.com/product-detail/C88726.html</text:a></text:p>
          </table:table-cell>
          <table:table-cell office:value-type="string" calcext:value-type="string">
            <text:p><text:span text:style-name="T2">Min buy is</text:span> 10, so Price @1 is for 10 caps</text:p>
          </table:table-cell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3.92" calcext:value-type="float">
            <text:p>3.92</text:p>
          </table:table-cell>
          <table:table-cell table:formula="of:=[.C8]*[.$D8]" office:value-type="float" office:value="0.0784" calcext:value-type="float">
            <text:p>0.07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19323.html" xlink:type="simple">https://www.lcsc.com/product-detail/C119323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7K Ohm Res</text:p>
          </table:table-cell>
          <table:table-cell office:value-type="float" office:value="0.52" calcext:value-type="float">
            <text:p>0.52</text:p>
          </table:table-cell>
          <table:table-cell office:value-type="float" office:value="0.0207" calcext:value-type="float">
            <text:p>0.0207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52" calcext:value-type="float">
            <text:p>0.52</text:p>
          </table:table-cell>
          <table:table-cell table:formula="of:=[.C9]*[.$D9]" office:value-type="float" office:value="0.0207" calcext:value-type="float">
            <text:p>0.02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78792.html" xlink:type="simple">https://www.lcsc.com/product-detail/C1378792.html</text:a></text:p>
          </table:table-cell>
          <table:table-cell office:value-type="string" calcext:value-type="string">
            <text:p><text:span text:style-name="T2">Min buy is</text:span> 20, so Price @1 is for 20 resistors</text:p>
          </table:table-cell>
        </table:table-row>
        <table:table-row table:style-name="ro1">
          <table:table-cell office:value-type="string" calcext:value-type="string">
            <text:p>24K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49" calcext:value-type="float">
            <text:p>0.49</text:p>
          </table:table-cell>
          <table:table-cell table:formula="of:=[.C10]*[.$D10]" office:value-type="float" office:value="0.0098" calcext:value-type="float">
            <text:p>0.009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8724248.html" xlink:type="simple">https://www.lcsc.com/product-detail/C18724248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7" calcext:value-type="float">
            <text:p>0.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7" calcext:value-type="float">
            <text:p>0.7</text:p>
          </table:table-cell>
          <table:table-cell table:formula="of:=[.C11]*[.$D11]" office:value-type="float" office:value="0.007" calcext:value-type="float">
            <text:p>0.0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14022.html" xlink:type="simple">https://www.lcsc.com/product-detail/C714022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8" calcext:value-type="float">
            <text:p>0.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8" calcext:value-type="float">
            <text:p>0.8</text:p>
          </table:table-cell>
          <table:table-cell table:formula="of:=[.C12]*[.$D12]" office:value-type="float" office:value="0.016" calcext:value-type="float">
            <text:p>0.01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64283.html" xlink:type="simple">https://www.lcsc.com/product-detail/C1364283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58" calcext:value-type="float">
            <text:p>0.58</text:p>
          </table:table-cell>
          <table:table-cell office:value-type="float" office:value="0.0115" calcext:value-type="float">
            <text:p>0.0115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58" calcext:value-type="float">
            <text:p>0.58</text:p>
          </table:table-cell>
          <table:table-cell table:formula="of:=[.C13]*[.$D13]" office:value-type="float" office:value="0.0115" calcext:value-type="float">
            <text:p>0.011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72977.html" xlink:type="simple">https://www.lcsc.com/product-detail/C172977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56" calcext:value-type="float">
            <text:p>0.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56" calcext:value-type="float">
            <text:p>0.56</text:p>
          </table:table-cell>
          <table:table-cell table:formula="of:=[.C14]*[.$D14]" office:value-type="float" office:value="0.0111" calcext:value-type="float">
            <text:p>0.011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37151.html" xlink:type="simple">https://www.lcsc.com/product-detail/C337151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5" calcext:value-type="float">
            <text:p>0.5</text:p>
          </table:table-cell>
          <table:table-cell office:value-type="float" office:value="0.0099" calcext:value-type="float">
            <text:p>0.0099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5" calcext:value-type="float">
            <text:p>0.5</text:p>
          </table:table-cell>
          <table:table-cell table:formula="of:=[.C15]*[.$D15]" office:value-type="float" office:value="0.0099" calcext:value-type="float">
            <text:p>0.0099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27223.html" xlink:type="simple">https://www.lcsc.com/product-detail/C127223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.1793" calcext:value-type="float">
            <text:p>1.1793</text:p>
          </table:table-cell>
          <table:table-cell office:value-type="float" office:value="0.7844" calcext:value-type="float">
            <text:p>0.7844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1.1793" calcext:value-type="float">
            <text:p>1.1793</text:p>
          </table:table-cell>
          <table:table-cell table:formula="of:=[.C16]*[.$D16]" office:value-type="float" office:value="0.7844" calcext:value-type="float">
            <text:p>0.784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88620.html" xlink:type="simple">https://www.lcsc.com/product-detail/C2988620.html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489" calcext:value-type="float">
            <text:p>0.489</text:p>
          </table:table-cell>
          <table:table-cell office:value-type="float" office:value="0.2907" calcext:value-type="float">
            <text:p>0.2907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489" calcext:value-type="float">
            <text:p>0.489</text:p>
          </table:table-cell>
          <table:table-cell table:formula="of:=[.C17]*[.$D17]" office:value-type="float" office:value="0.2907" calcext:value-type="float">
            <text:p>0.29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81874.html?s_z=s_Audio%2520Products%257CAlarms%252C%2520Buzzers%252C%2520and%2520Sirens" xlink:type="simple">https://www.lcsc.com/product-detail/C781874.html?s_z=s_Audio%2520Products%257CAlarms%252C%2520Buzzers%252C%2520and%2520Sirens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1">
          <table:table-cell office:value-type="string" calcext:value-type="string">
            <text:p>Push Button Ca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18]*[.$D18]" office:value-type="float" office:value="0" calcext:value-type="float">
            <text:p>0</text:p>
          </table:table-cell>
          <table:table-cell table:formula="of:=[.C18]*[.$D1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4"/>
          <table:table-cell office:value-type="string" calcext:value-type="string">
            <text:p>Optional (depends on what switch we go with)</text:p>
          </table:table-cell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59" calcext:value-type="float">
            <text:p>0.059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0.6896" calcext:value-type="float">
            <text:p>0.6896</text:p>
          </table:table-cell>
          <table:table-cell table:formula="of:=[.C19]*[.$D19]" office:value-type="float" office:value="0.472" calcext:value-type="float">
            <text:p>0.47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5379898.html" xlink:type="simple">https://www.lcsc.com/product-detail/C5379898.html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Price for test kit</text:p>
          </table:table-cell>
          <table:table-cell table:number-columns-repeated="2"/>
          <table:table-cell table:style-name="ce11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2" table:formula="of:=(SUM([.E4:.E19]))" office:value-type="currency" office:currency="USD" office:value="12.877" calcext:value-type="currency">
            <text:p>$12.88</text:p>
          </table:table-cell>
          <table:table-cell table:number-columns-repeated="2"/>
          <table:table-cell table:style-name="ce12" table:formula="of:=250*(SUM([.F4:.F19]))" office:value-type="currency" office:currency="USD" office:value="573.475" calcext:value-type="currency">
            <text:p>$573.48</text:p>
          </table:table-cell>
          <table:table-cell table:style-name="ce12"/>
          <table:table-cell office:value-type="string" calcext:value-type="string">
            <text:p>One thing I noticed is the next savings is at 300 pieces, so if we order 300 kits we could save mor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2" table:formula="of:=[.F23]/250" office:value-type="currency" office:currency="USD" office:value="2.2939" calcext:value-type="currency">
            <text:p>$2.29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</table:table>
      <table:table table:name="US Parts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ce14"/>
        <table:table-column table:style-name="co2" table:number-columns-repeated="2" table:default-cell-style-name="Default"/>
        <table:table-row table:style-name="ro1">
          <table:table-cell table:style-name="ce11" office:value-type="string" calcext:value-type="string">
            <text:p>Solder Panel Parts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rice @ 1</text:p>
          </table:table-cell>
          <table:table-cell table:style-name="ce11" office:value-type="string" calcext:value-type="string">
            <text:p>Price @ 250</text:p>
          </table:table-cell>
          <table:table-cell table:style-name="ce11" office:value-type="string" calcext:value-type="string">
            <text:p>Qty Req Per Circuit</text:p>
          </table:table-cell>
          <table:table-cell table:style-name="ce11" office:value-type="string" calcext:value-type="string">
            <text:p>total cost @1</text:p>
          </table:table-cell>
          <table:table-cell table:style-name="ce11" office:value-type="string" calcext:value-type="string">
            <text:p>total cost @250</text:p>
          </table:table-cell>
          <table:table-cell table:style-name="ce13" office:value-type="string" calcext:value-type="string">
            <text:p>Through Hole or SMD</text:p>
          </table:table-cell>
          <table:table-cell table:style-name="ce11" office:value-type="string" calcext:value-type="string">
            <text:p>URL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2" calcext:value-type="float">
            <text:p>0.72</text:p>
          </table:table-cell>
          <table:table-cell office:value-type="float" office:value="0.3826" calcext:value-type="float">
            <text:p>0.3826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2" calcext:value-type="float">
            <text:p>0.72</text:p>
          </table:table-cell>
          <table:table-cell table:formula="of:=[.C4]*[.$D4]" office:value-type="float" office:value="0.3826" calcext:value-type="float">
            <text:p>0.382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r0vvw44h" xlink:type="simple">https://www.digikey.com/short/r0vvw44h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24" calcext:value-type="float">
            <text:p>0.24</text:p>
          </table:table-cell>
          <table:table-cell office:value-type="float" office:value="0.0891" calcext:value-type="float">
            <text:p>0.0891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24" calcext:value-type="float">
            <text:p>0.24</text:p>
          </table:table-cell>
          <table:table-cell table:formula="of:=[.C5]*[.$D5]" office:value-type="float" office:value="0.0891" calcext:value-type="float">
            <text:p>0.089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cz9qzjpm" xlink:type="simple">https://www.digikey.com/short/cz9qzjpm</text:a></text:p>
          </table:table-cell>
          <table:table-cell/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3" calcext:value-type="float">
            <text:p>0.3</text:p>
          </table:table-cell>
          <table:table-cell office:value-type="float" office:value="0.1154" calcext:value-type="float">
            <text:p>0.115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3" calcext:value-type="float">
            <text:p>0.3</text:p>
          </table:table-cell>
          <table:table-cell table:formula="of:=[.C6]*[.$D6]" office:value-type="float" office:value="0.1154" calcext:value-type="float">
            <text:p>0.115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0bdnmrn4" xlink:type="simple">https://www.digikey.com/short/0bdnmrn4</text:a></text:p>
          </table:table-cell>
          <table:table-cell/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18" calcext:value-type="float">
            <text:p>0.18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18" calcext:value-type="float">
            <text:p>0.18</text:p>
          </table:table-cell>
          <table:table-cell table:formula="of:=[.C7]*[.$D7]" office:value-type="float" office:value="0.06185" calcext:value-type="float">
            <text:p>0.0618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7ppr85d" xlink:type="simple">https://www.digikey.com/short/77ppr85d</text:a></text:p>
          </table:table-cell>
          <table:table-cell/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0.8" calcext:value-type="float">
            <text:p>0.8</text:p>
          </table:table-cell>
          <table:table-cell table:formula="of:=[.C8]*[.$D8]" office:value-type="float" office:value="0.17024" calcext:value-type="float">
            <text:p>0.1702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hm5dwt2q" xlink:type="simple">https://www.digikey.com/short/hm5dwt2q</text:a></text:p>
          </table:table-cell>
          <table:table-cell/>
        </table:table-row>
        <table:table-row table:style-name="ro2">
          <table:table-cell office:value-type="string" calcext:value-type="string">
            <text:p>27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1" calcext:value-type="float">
            <text:p>0.1</text:p>
          </table:table-cell>
          <table:table-cell table:formula="of:=[.C9]*[.$D9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qjqjr83w" xlink:type="simple">https://www.digikey.com/short/qjqjr83w</text:a></text:p>
          </table:table-cell>
          <table:table-cell/>
        </table:table-row>
        <table:table-row table:style-name="ro2">
          <table:table-cell office:value-type="string" calcext:value-type="string">
            <text:p>2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1" calcext:value-type="float">
            <text:p>0.1</text:p>
          </table:table-cell>
          <table:table-cell table:formula="of:=[.C10]*[.$D10]" office:value-type="float" office:value="0.01832" calcext:value-type="float">
            <text:p>0.018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29rnj72t" xlink:type="simple">https://www.digikey.com/short/29rnj72t</text:a></text:p>
          </table:table-cell>
          <table:table-cell/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228" calcext:value-type="float">
            <text:p>0.02228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1" calcext:value-type="float">
            <text:p>0.1</text:p>
          </table:table-cell>
          <table:table-cell table:formula="of:=[.C11]*[.$D11]" office:value-type="float" office:value="0.02228" calcext:value-type="float">
            <text:p>0.022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jvwvv749" xlink:type="simple">https://www.digikey.com/short/jvwvv749</text:a></text:p>
          </table:table-cell>
          <table:table-cell/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1" calcext:value-type="float">
            <text:p>0.1</text:p>
          </table:table-cell>
          <table:table-cell table:formula="of:=[.C12]*[.$D12]" office:value-type="float" office:value="0.02008" calcext:value-type="float">
            <text:p>0.0200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4mvn94zj" xlink:type="simple">https://www.digikey.com/short/4mvn94zj</text:a></text:p>
          </table:table-cell>
          <table:table-cell/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1" calcext:value-type="float">
            <text:p>0.1</text:p>
          </table:table-cell>
          <table:table-cell table:formula="of:=[.C13]*[.$D13]" office:value-type="float" office:value="0.02032" calcext:value-type="float">
            <text:p>0.02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whc3t4p" xlink:type="simple">https://www.digikey.com/short/7whc3t4p</text:a></text:p>
          </table:table-cell>
          <table:table-cell/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1" calcext:value-type="float">
            <text:p>0.1</text:p>
          </table:table-cell>
          <table:table-cell table:formula="of:=[.C14]*[.$D14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5h3nq9mt" xlink:type="simple">https://www.digikey.com/short/5h3nq9mt</text:a></text:p>
          </table:table-cell>
          <table:table-cell/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1" calcext:value-type="float">
            <text:p>0.1</text:p>
          </table:table-cell>
          <table:table-cell table:formula="of:=[.C15]*[.$D15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fz7chd8v" xlink:type="simple">https://www.digikey.com/short/fz7chd8v</text:a>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2.81" calcext:value-type="float">
            <text:p>2.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2.81" calcext:value-type="float">
            <text:p>2.81</text:p>
          </table:table-cell>
          <table:table-cell table:formula="of:=[.C16]*[.$D16]" office:value-type="float" office:value="2.5" calcext:value-type="float">
            <text:p>2.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v71rphn8" xlink:type="simple">https://www.digikey.com/short/v71rphn8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64" calcext:value-type="float">
            <text:p>0.64</text:p>
          </table:table-cell>
          <table:table-cell office:value-type="float" office:value="0.35796" calcext:value-type="float">
            <text:p>0.35796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64" calcext:value-type="float">
            <text:p>0.64</text:p>
          </table:table-cell>
          <table:table-cell table:formula="of:=[.C17]*[.$D17]" office:value-type="float" office:value="0.35796" calcext:value-type="float">
            <text:p>0.3579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w38td5tb" xlink:type="simple">https://www.digikey.com/short/w38td5tb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2">
          <table:table-cell office:value-type="string" calcext:value-type="string">
            <text:p>Push Button Cap</text:p>
          </table:table-cell>
          <table:table-cell office:value-type="float" office:value="0.11" calcext:value-type="float">
            <text:p>0.11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8" calcext:value-type="float">
            <text:p>8</text:p>
          </table:table-cell>
          <table:table-cell table:formula="of:=[.B18]*[.$D18]" office:value-type="float" office:value="0.88" calcext:value-type="float">
            <text:p>0.88</text:p>
          </table:table-cell>
          <table:table-cell table:formula="of:=[.C18]*[.$D18]" office:value-type="float" office:value="0.70912" calcext:value-type="float">
            <text:p>0.70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digikey.com/short/4p2tzjzj" xlink:type="simple">https://www.digikey.com/short/4p2tzjzj</text:a></text:p>
          </table:table-cell>
          <table:table-cell/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71" calcext:value-type="float">
            <text:p>0.71</text:p>
          </table:table-cell>
          <table:table-cell office:value-type="float" office:value="0.5004" calcext:value-type="float">
            <text:p>0.5004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5.68" calcext:value-type="float">
            <text:p>5.68</text:p>
          </table:table-cell>
          <table:table-cell table:formula="of:=[.C19]*[.$D19]" office:value-type="float" office:value="4.0032" calcext:value-type="float">
            <text:p>4.0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8h43w1mv" xlink:type="simple">https://www.digikey.com/short/8h43w1mv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Price for test kit</text:p>
          </table:table-cell>
          <table:table-cell table:number-columns-repeated="2"/>
          <table:table-cell table:style-name="ce11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2" table:formula="of:=(SUM([.E4:.E19]))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12" table:formula="of:=250*(SUM([.F4:.F19]))" office:value-type="currency" office:currency="USD" office:value="2133.5775" calcext:value-type="currency">
            <text:p>$2,133.5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12" table:formula="of:=[.F23]/250" office:value-type="currency" office:currency="USD" office:value="8.53431" calcext:value-type="currency">
            <text:p>$8.5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15" office:value-type="string" calcext:value-type="string">
            <text:p>For this Sheet I picked parts on Digi-Key that did not have a tariff attached to them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21:04:31.0602427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09:29:45.755698291</meta:creation-date>
    <dc:date>2025-10-13T21:47:34.135821451</dc:date>
    <meta:editing-duration>PT12H24M21S</meta:editing-duration>
    <meta:editing-cycles>4</meta:editing-cycles>
    <meta:generator>LibreOffice/24.2.3.2$MacOSX_AARCH64 LibreOffice_project/433d9c2ded56988e8a90e6b2e771ee4e6a5ab2ba</meta:generator>
    <meta:document-statistic meta:table-count="2" meta:cell-count="305" meta:object-count="0"/>
  </office:meta>
</office:document-meta>
</file>